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ál" style:master-page-name="MP0" style:family="paragraph">
      <style:paragraph-properties fo:break-before="page"/>
    </style:style>
    <style:style style:name="T2" style:parent-style-name="Bekezdésalapbetűtípusa" style:family="text">
      <style:text-properties fo:color="#FF0000" fo:background-color="#FFFF00"/>
    </style:style>
    <style:style style:name="P3" style:parent-style-name="Normál" style:family="paragraph">
      <style:text-properties fo:color="#000000"/>
    </style:style>
    <style:style style:name="P4" style:parent-style-name="Normál" style:family="paragraph">
      <style:text-properties fo:color="#000000"/>
    </style:style>
    <style:style style:name="P5" style:parent-style-name="Normál" style:family="paragraph">
      <style:text-properties fo:color="#000000"/>
    </style:style>
    <style:style style:name="P6" style:parent-style-name="Normál" style:family="paragraph">
      <style:text-properties fo:color="#000000"/>
    </style:style>
    <style:style style:name="P7" style:parent-style-name="Normál" style:family="paragraph">
      <style:text-properties fo:color="#000000"/>
    </style:style>
    <style:style style:name="P8" style:parent-style-name="Normál" style:family="paragraph">
      <style:text-properties fo:color="#000000"/>
    </style:style>
    <style:style style:name="P9" style:parent-style-name="Normál" style:family="paragraph">
      <style:text-properties fo:color="#000000"/>
    </style:style>
    <style:style style:name="P10" style:parent-style-name="Normál" style:family="paragraph">
      <style:text-properties fo:color="#000000"/>
    </style:style>
    <style:style style:name="P11" style:parent-style-name="Normál" style:family="paragraph">
      <style:text-properties fo:color="#000000"/>
    </style:style>
    <style:style style:name="P12" style:parent-style-name="Normál" style:family="paragraph">
      <style:text-properties fo:color="#000000"/>
    </style:style>
    <style:style style:name="P13" style:parent-style-name="Normál" style:family="paragraph">
      <style:text-properties fo:color="#000000"/>
    </style:style>
    <style:style style:name="P14" style:parent-style-name="Normál" style:family="paragraph">
      <style:text-properties fo:color="#000000"/>
    </style:style>
    <style:style style:name="P15" style:parent-style-name="Normál" style:family="paragraph">
      <style:text-properties fo:color="#000000"/>
    </style:style>
    <style:style style:name="P16" style:parent-style-name="Normál" style:family="paragraph">
      <style:text-properties fo:color="#000000"/>
    </style:style>
    <style:style style:name="P17" style:parent-style-name="Normál" style:family="paragraph">
      <style:text-properties fo:color="#000000"/>
    </style:style>
    <style:style style:name="P18" style:parent-style-name="Normál" style:family="paragraph">
      <style:text-properties fo:color="#000000"/>
    </style:style>
    <style:style style:name="P19" style:parent-style-name="Normál" style:family="paragraph">
      <style:text-properties fo:color="#000000"/>
    </style:style>
    <style:style style:name="P20" style:parent-style-name="Normál" style:family="paragraph">
      <style:text-properties fo:color="#000000"/>
    </style:style>
    <style:style style:name="P21" style:parent-style-name="Normál" style:family="paragraph">
      <style:text-properties fo:color="#000000"/>
    </style:style>
    <style:style style:name="P22" style:parent-style-name="Normál" style:family="paragraph">
      <style:text-properties fo:color="#000000"/>
    </style:style>
    <style:style style:name="P23" style:parent-style-name="Normál" style:family="paragraph">
      <style:text-properties fo:color="#000000"/>
    </style:style>
    <style:style style:name="P24" style:parent-style-name="Normál" style:family="paragraph">
      <style:text-properties fo:color="#000000"/>
    </style:style>
    <style:style style:name="P25" style:parent-style-name="Normál" style:family="paragraph">
      <style:text-properties fo:color="#000000"/>
    </style:style>
    <style:style style:name="P26" style:parent-style-name="Normál" style:family="paragraph">
      <style:text-properties fo:color="#000000"/>
    </style:style>
    <style:style style:name="P27" style:parent-style-name="Normál" style:family="paragraph">
      <style:text-properties fo:color="#000000"/>
    </style:style>
    <style:style style:name="P28" style:parent-style-name="Normál" style:family="paragraph">
      <style:text-properties fo:color="#000000"/>
    </style:style>
    <style:style style:name="P29" style:parent-style-name="Normál" style:family="paragraph">
      <style:text-properties fo:color="#000000"/>
    </style:style>
    <style:style style:name="P30" style:parent-style-name="Normál" style:family="paragraph">
      <style:text-properties fo:color="#000000"/>
    </style:style>
    <style:style style:name="P31" style:parent-style-name="Normál" style:family="paragraph">
      <style:text-properties fo:color="#000000"/>
    </style:style>
    <style:style style:name="P32" style:parent-style-name="Normál" style:family="paragraph">
      <style:text-properties fo:color="#000000"/>
    </style:style>
    <style:style style:name="P33" style:parent-style-name="Normál" style:family="paragraph">
      <style:text-properties fo:color="#000000"/>
    </style:style>
    <style:style style:name="P34" style:parent-style-name="Normál" style:family="paragraph">
      <style:text-properties fo:color="#000000"/>
    </style:style>
    <style:style style:name="P35" style:parent-style-name="Normál" style:family="paragraph">
      <style:text-properties fo:color="#000000"/>
    </style:style>
    <style:style style:name="P36" style:parent-style-name="Normál" style:family="paragraph">
      <style:text-properties fo:color="#000000"/>
    </style:style>
    <style:style style:name="P37" style:parent-style-name="Normál" style:family="paragraph">
      <style:text-properties fo:color="#000000"/>
    </style:style>
    <style:style style:name="P38" style:parent-style-name="Normál" style:family="paragraph">
      <style:text-properties fo:color="#000000"/>
    </style:style>
    <style:style style:name="P39" style:parent-style-name="Normál" style:family="paragraph">
      <style:text-properties fo:color="#000000"/>
    </style:style>
    <style:style style:name="P40" style:parent-style-name="Normál" style:family="paragraph">
      <style:text-properties fo:color="#000000"/>
    </style:style>
    <style:style style:name="P41" style:parent-style-name="Normál" style:family="paragraph">
      <style:text-properties fo:color="#000000"/>
    </style:style>
    <style:style style:name="P42" style:parent-style-name="Normál" style:family="paragraph">
      <style:text-properties fo:color="#000000"/>
    </style:style>
    <style:style style:name="P43" style:parent-style-name="Normál" style:family="paragraph">
      <style:text-properties fo:color="#000000"/>
    </style:style>
    <style:style style:name="P44" style:parent-style-name="Normál" style:family="paragraph">
      <style:text-properties fo:color="#000000"/>
    </style:style>
    <style:style style:name="P45" style:parent-style-name="Normál" style:family="paragraph">
      <style:text-properties fo:color="#000000"/>
    </style:style>
    <style:style style:name="P46" style:parent-style-name="Normál" style:family="paragraph">
      <style:text-properties fo:color="#000000"/>
    </style:style>
    <style:style style:name="P47" style:parent-style-name="Normál" style:family="paragraph">
      <style:text-properties fo:color="#000000"/>
    </style:style>
    <style:style style:name="P48" style:parent-style-name="Normál" style:family="paragraph">
      <style:text-properties fo:color="#000000"/>
    </style:style>
    <style:style style:name="P49" style:parent-style-name="Normál" style:family="paragraph">
      <style:text-properties fo:color="#000000"/>
    </style:style>
    <style:style style:name="P50" style:parent-style-name="Normál" style:family="paragraph">
      <style:text-properties fo:color="#000000"/>
    </style:style>
    <style:style style:name="P51" style:parent-style-name="Normál" style:family="paragraph">
      <style:text-properties fo:color="#000000"/>
    </style:style>
    <style:style style:name="P52" style:parent-style-name="Normál" style:family="paragraph">
      <style:text-properties fo:color="#000000"/>
    </style:style>
    <style:style style:name="P53" style:parent-style-name="Normál" style:family="paragraph">
      <style:text-properties fo:color="#000000"/>
    </style:style>
    <style:style style:name="P54" style:parent-style-name="Normál" style:family="paragraph">
      <style:text-properties fo:color="#000000"/>
    </style:style>
    <style:style style:name="P55" style:parent-style-name="Normál" style:family="paragraph">
      <style:text-properties fo:color="#000000"/>
    </style:style>
    <style:style style:name="P56" style:parent-style-name="Normál" style:family="paragraph">
      <style:text-properties fo:color="#000000"/>
    </style:style>
    <style:style style:name="P57" style:parent-style-name="Normál" style:family="paragraph">
      <style:text-properties fo:color="#000000"/>
    </style:style>
    <style:style style:name="P58" style:parent-style-name="Normál" style:family="paragraph">
      <style:text-properties fo:color="#000000"/>
    </style:style>
    <style:style style:name="P59" style:parent-style-name="Normál" style:family="paragraph">
      <style:text-properties fo:color="#000000"/>
    </style:style>
    <style:style style:name="P60" style:parent-style-name="Normál" style:family="paragraph">
      <style:text-properties fo:color="#000000"/>
    </style:style>
    <style:style style:name="P61" style:parent-style-name="Normál" style:family="paragraph">
      <style:text-properties fo:color="#000000"/>
    </style:style>
    <style:style style:name="P62" style:parent-style-name="Normál" style:family="paragraph">
      <style:text-properties fo:color="#000000"/>
    </style:style>
    <style:style style:name="P63" style:parent-style-name="Normál" style:family="paragraph">
      <style:text-properties fo:color="#000000"/>
    </style:style>
    <style:style style:name="P64" style:parent-style-name="Normál" style:family="paragraph">
      <style:text-properties fo:color="#000000"/>
    </style:style>
    <style:style style:name="P65" style:parent-style-name="Normál" style:family="paragraph">
      <style:text-properties fo:color="#000000"/>
    </style:style>
    <style:style style:name="P66" style:parent-style-name="Normál" style:family="paragraph">
      <style:text-properties fo:color="#000000"/>
    </style:style>
    <style:style style:name="P67" style:parent-style-name="Normál" style:family="paragraph">
      <style:text-properties fo:color="#000000"/>
    </style:style>
    <style:style style:name="P68" style:parent-style-name="Normál" style:family="paragraph">
      <style:text-properties fo:color="#000000"/>
    </style:style>
    <style:style style:name="P69" style:parent-style-name="Normál" style:family="paragraph">
      <style:text-properties fo:color="#000000"/>
    </style:style>
    <style:style style:name="P70" style:parent-style-name="Normál" style:family="paragraph">
      <style:text-properties fo:color="#000000"/>
    </style:style>
    <style:style style:name="P71" style:parent-style-name="Normál" style:family="paragraph">
      <style:text-properties fo:color="#000000"/>
    </style:style>
    <style:style style:name="P72" style:parent-style-name="Normál" style:family="paragraph">
      <style:text-properties fo:color="#000000"/>
    </style:style>
    <style:style style:name="P73" style:parent-style-name="Normál" style:family="paragraph">
      <style:text-properties fo:color="#000000"/>
    </style:style>
    <style:style style:name="P74" style:parent-style-name="Normál" style:family="paragraph">
      <style:text-properties fo:color="#000000"/>
    </style:style>
    <style:style style:name="P75" style:parent-style-name="Normál" style:family="paragraph">
      <style:text-properties fo:color="#000000"/>
    </style:style>
    <style:style style:name="P76" style:parent-style-name="Normál" style:family="paragraph">
      <style:text-properties fo:color="#000000"/>
    </style:style>
    <style:style style:name="P77" style:parent-style-name="Normál" style:family="paragraph">
      <style:text-properties fo:color="#000000"/>
    </style:style>
    <style:style style:name="P78" style:parent-style-name="Normál" style:family="paragraph">
      <style:text-properties fo:color="#000000"/>
    </style:style>
    <style:style style:name="P79" style:parent-style-name="Normál" style:family="paragraph">
      <style:text-properties fo:color="#000000"/>
    </style:style>
    <style:style style:name="P80" style:parent-style-name="Normál" style:family="paragraph">
      <style:text-properties fo:color="#000000"/>
    </style:style>
    <style:style style:name="P81" style:parent-style-name="Normál" style:family="paragraph">
      <style:text-properties fo:color="#000000"/>
    </style:style>
    <style:style style:name="P82" style:parent-style-name="Normál" style:family="paragraph">
      <style:text-properties fo:color="#000000"/>
    </style:style>
    <style:style style:name="P83" style:parent-style-name="Normál" style:family="paragraph">
      <style:text-properties fo:color="#000000"/>
    </style:style>
    <style:style style:name="P84" style:parent-style-name="Normál" style:family="paragraph">
      <style:text-properties fo:color="#000000"/>
    </style:style>
    <style:style style:name="P85" style:parent-style-name="Normál" style:family="paragraph">
      <style:text-properties fo:color="#000000"/>
    </style:style>
    <style:style style:name="P86" style:parent-style-name="Normál" style:family="paragraph">
      <style:text-properties fo:color="#000000"/>
    </style:style>
    <style:style style:name="P87" style:parent-style-name="Normál" style:family="paragraph">
      <style:text-properties fo:color="#000000"/>
    </style:style>
    <style:style style:name="P88" style:parent-style-name="Normál" style:family="paragraph">
      <style:text-properties fo:color="#000000"/>
    </style:style>
    <style:style style:name="P89" style:parent-style-name="Normál" style:family="paragraph">
      <style:text-properties fo:color="#000000"/>
    </style:style>
    <style:style style:name="P90" style:parent-style-name="Normál" style:family="paragraph">
      <style:text-properties fo:color="#000000"/>
    </style:style>
    <style:style style:name="P91" style:parent-style-name="Normál" style:family="paragraph">
      <style:text-properties fo:color="#000000"/>
    </style:style>
    <style:style style:name="P92" style:parent-style-name="Normál" style:family="paragraph">
      <style:text-properties fo:color="#000000"/>
    </style:style>
    <style:style style:name="P93" style:parent-style-name="Normál" style:family="paragraph">
      <style:text-properties fo:color="#000000"/>
    </style:style>
    <style:style style:name="P94" style:parent-style-name="Normál" style:family="paragraph">
      <style:text-properties fo:color="#000000"/>
    </style:style>
    <style:style style:name="P95" style:parent-style-name="Normál" style:family="paragraph">
      <style:text-properties fo:color="#000000"/>
    </style:style>
    <style:style style:name="P96" style:parent-style-name="Normál" style:family="paragraph">
      <style:text-properties fo:color="#000000"/>
    </style:style>
    <style:style style:name="P97" style:parent-style-name="Normál" style:family="paragraph">
      <style:text-properties fo:color="#000000"/>
    </style:style>
    <style:style style:name="P98" style:parent-style-name="Normál" style:family="paragraph">
      <style:text-properties fo:color="#000000"/>
    </style:style>
    <style:style style:name="P99" style:parent-style-name="Normál" style:family="paragraph">
      <style:paragraph-properties fo:margin-left="0.2493in">
        <style:tab-stops/>
      </style:paragraph-properties>
      <style:text-properties fo:color="#FF0000"/>
    </style:style>
    <style:style style:name="P100" style:parent-style-name="Normál" style:family="paragraph">
      <style:paragraph-properties fo:margin-left="0.2493in">
        <style:tab-stops/>
      </style:paragraph-properties>
      <style:text-properties fo:color="#FF0000"/>
    </style:style>
    <style:style style:name="T101" style:parent-style-name="Bekezdésalapbetűtípusa" style:family="text">
      <style:text-properties fo:color="#FF0000" fo:background-color="#FFFF00"/>
    </style:style>
    <style:style style:name="T102" style:parent-style-name="Bekezdésalapbetűtípusa" style:family="text">
      <style:text-properties fo:color="#FF0000" fo:background-color="#FFFF00"/>
    </style:style>
    <style:style style:name="T103" style:parent-style-name="Bekezdésalapbetűtípusa" style:family="text">
      <style:text-properties fo:color="#FF0000" fo:background-color="#FFFF00"/>
    </style:style>
    <style:style style:name="P104" style:parent-style-name="Normál" style:family="paragraph">
      <style:text-properties fo:color="#000000"/>
    </style:style>
    <style:style style:name="P105" style:parent-style-name="Normál" style:family="paragraph">
      <style:text-properties fo:color="#000000"/>
    </style:style>
    <style:style style:name="P106" style:parent-style-name="Normál" style:family="paragraph">
      <style:text-properties fo:color="#000000"/>
    </style:style>
    <style:style style:name="P107" style:parent-style-name="Normál" style:family="paragraph">
      <style:text-properties fo:color="#000000"/>
    </style:style>
    <style:style style:name="P108" style:parent-style-name="Normál" style:family="paragraph">
      <style:text-properties fo:color="#000000"/>
    </style:style>
    <style:style style:name="P109" style:parent-style-name="Normál" style:family="paragraph">
      <style:text-properties fo:color="#000000"/>
    </style:style>
    <style:style style:name="P110" style:parent-style-name="Normál" style:family="paragraph">
      <style:text-properties fo:color="#000000"/>
    </style:style>
    <style:style style:name="P111" style:parent-style-name="Normál" style:family="paragraph">
      <style:text-properties fo:color="#000000"/>
    </style:style>
    <style:style style:name="P112" style:parent-style-name="Normál" style:family="paragraph">
      <style:text-properties fo:color="#000000"/>
    </style:style>
    <style:style style:name="P113" style:parent-style-name="Normál" style:family="paragraph">
      <style:text-properties fo:color="#000000"/>
    </style:style>
    <style:style style:name="P114" style:parent-style-name="Normál" style:family="paragraph">
      <style:text-properties fo:color="#000000"/>
    </style:style>
    <style:style style:name="P115" style:parent-style-name="Normál" style:family="paragraph">
      <style:text-properties fo:color="#000000"/>
    </style:style>
    <style:style style:name="P116" style:parent-style-name="Normál" style:family="paragraph">
      <style:text-properties fo:color="#000000"/>
    </style:style>
    <style:style style:name="P117" style:parent-style-name="Normál" style:family="paragraph">
      <style:text-properties fo:color="#000000"/>
    </style:style>
    <style:style style:name="P118" style:parent-style-name="Normál" style:family="paragraph">
      <style:text-properties fo:color="#000000"/>
    </style:style>
    <style:style style:name="P119" style:parent-style-name="Normál" style:family="paragraph">
      <style:text-properties fo:color="#000000"/>
    </style:style>
    <style:style style:name="P120" style:parent-style-name="Normál" style:family="paragraph">
      <style:text-properties fo:color="#000000"/>
    </style:style>
    <style:style style:name="P121" style:parent-style-name="Normál" style:family="paragraph">
      <style:text-properties fo:color="#000000"/>
    </style:style>
    <style:style style:name="P122" style:parent-style-name="Normál" style:family="paragraph">
      <style:text-properties fo:color="#000000"/>
    </style:style>
    <style:style style:name="P123" style:parent-style-name="Normál" style:family="paragraph">
      <style:text-properties fo:color="#000000"/>
    </style:style>
    <style:style style:name="P124" style:parent-style-name="Normál" style:family="paragraph">
      <style:text-properties fo:color="#000000"/>
    </style:style>
    <style:style style:name="P125" style:parent-style-name="Normál" style:family="paragraph">
      <style:text-properties fo:color="#000000"/>
    </style:style>
    <style:style style:name="P126" style:parent-style-name="Normál" style:family="paragraph">
      <style:text-properties fo:color="#000000"/>
    </style:style>
    <style:style style:name="P127" style:parent-style-name="Normál" style:family="paragraph">
      <style:text-properties fo:color="#000000"/>
    </style:style>
    <style:style style:name="P128" style:parent-style-name="Normál" style:family="paragraph">
      <style:text-properties fo:color="#000000"/>
    </style:style>
    <style:style style:name="P129" style:parent-style-name="Normál" style:family="paragraph">
      <style:text-properties fo:color="#000000"/>
    </style:style>
    <style:style style:name="P130" style:parent-style-name="Normál" style:family="paragraph">
      <style:text-properties fo:color="#000000"/>
    </style:style>
    <style:style style:name="P131" style:parent-style-name="Normál" style:family="paragraph">
      <style:text-properties fo:color="#000000"/>
    </style:style>
    <style:style style:name="P132" style:parent-style-name="Normál" style:family="paragraph">
      <style:text-properties fo:color="#000000"/>
    </style:style>
    <style:style style:name="P133" style:parent-style-name="Normál" style:family="paragraph">
      <style:text-properties fo:color="#000000"/>
    </style:style>
    <style:style style:name="P134" style:parent-style-name="Normál" style:family="paragraph">
      <style:text-properties fo:color="#000000"/>
    </style:style>
    <style:style style:name="P135" style:parent-style-name="Normál" style:family="paragraph">
      <style:text-properties fo:color="#000000"/>
    </style:style>
    <style:style style:name="P136" style:parent-style-name="Normál" style:family="paragraph">
      <style:text-properties fo:color="#000000"/>
    </style:style>
    <style:style style:name="P137" style:parent-style-name="Normál" style:family="paragraph">
      <style:text-properties fo:color="#000000"/>
    </style:style>
    <style:style style:name="P138" style:parent-style-name="Normál" style:family="paragraph">
      <style:text-properties fo:color="#000000"/>
    </style:style>
    <style:style style:name="P139" style:parent-style-name="Normál" style:family="paragraph">
      <style:text-properties fo:color="#000000"/>
    </style:style>
    <style:style style:name="P140" style:parent-style-name="Normál" style:family="paragraph">
      <style:text-properties fo:color="#000000"/>
    </style:style>
    <style:style style:name="P141" style:parent-style-name="Normál" style:family="paragraph">
      <style:text-properties fo:color="#000000"/>
    </style:style>
    <style:style style:name="P142" style:parent-style-name="Normál" style:family="paragraph">
      <style:text-properties fo:color="#000000"/>
    </style:style>
    <style:style style:name="P143" style:parent-style-name="Normál" style:family="paragraph">
      <style:text-properties fo:color="#000000"/>
    </style:style>
    <style:style style:name="P144" style:parent-style-name="Normál" style:family="paragraph">
      <style:text-properties fo:color="#000000"/>
    </style:style>
    <style:style style:name="P145" style:parent-style-name="Normál" style:family="paragraph">
      <style:text-properties fo:color="#000000"/>
    </style:style>
    <style:style style:name="P146" style:parent-style-name="Normál" style:family="paragraph">
      <style:text-properties fo:color="#000000"/>
    </style:style>
    <style:style style:name="P147" style:parent-style-name="Normál" style:family="paragraph">
      <style:text-properties fo:color="#000000"/>
    </style:style>
    <style:style style:name="P148" style:parent-style-name="Normál" style:family="paragraph">
      <style:text-properties fo:color="#000000"/>
    </style:style>
    <style:style style:name="P149" style:parent-style-name="Normál" style:family="paragraph">
      <style:text-properties fo:color="#000000"/>
    </style:style>
    <style:style style:name="P150" style:parent-style-name="Normál" style:family="paragraph">
      <style:text-properties fo:color="#000000"/>
    </style:style>
    <style:style style:name="P151" style:parent-style-name="Normál" style:family="paragraph">
      <style:text-properties fo:color="#000000"/>
    </style:style>
    <style:style style:name="P152" style:parent-style-name="Normál" style:family="paragraph">
      <style:text-properties fo:color="#000000"/>
    </style:style>
    <style:style style:name="P153" style:parent-style-name="Normál" style:family="paragraph">
      <style:text-properties fo:color="#000000"/>
    </style:style>
    <style:style style:name="P154" style:parent-style-name="Normál" style:family="paragraph">
      <style:text-properties fo:color="#000000"/>
    </style:style>
    <style:style style:name="P155" style:parent-style-name="Normál" style:family="paragraph">
      <style:text-properties fo:color="#000000"/>
    </style:style>
    <style:style style:name="P156" style:parent-style-name="Normál" style:family="paragraph">
      <style:text-properties fo:color="#000000"/>
    </style:style>
    <style:style style:name="P157" style:parent-style-name="Normál" style:family="paragraph">
      <style:text-properties fo:color="#000000"/>
    </style:style>
    <style:style style:name="P158" style:parent-style-name="Normál" style:family="paragraph">
      <style:text-properties fo:color="#000000"/>
    </style:style>
    <style:style style:name="P159" style:parent-style-name="Normál" style:family="paragraph">
      <style:text-properties fo:color="#000000"/>
    </style:style>
    <style:style style:name="P160" style:parent-style-name="Normál" style:family="paragraph">
      <style:text-properties fo:color="#000000"/>
    </style:style>
    <style:style style:name="P161" style:parent-style-name="Normál" style:family="paragraph">
      <style:text-properties fo:color="#000000"/>
    </style:style>
    <style:style style:name="P162" style:parent-style-name="Normál" style:family="paragraph">
      <style:text-properties fo:color="#000000"/>
    </style:style>
    <style:style style:name="P163" style:parent-style-name="Normál" style:family="paragraph">
      <style:text-properties fo:color="#000000"/>
    </style:style>
    <style:style style:name="P164" style:parent-style-name="Normál" style:family="paragraph">
      <style:text-properties fo:color="#000000"/>
    </style:style>
    <style:style style:name="P165" style:parent-style-name="Normál" style:family="paragraph">
      <style:text-properties fo:color="#000000"/>
    </style:style>
    <style:style style:name="P166" style:parent-style-name="Normál" style:family="paragraph">
      <style:text-properties fo:color="#000000"/>
    </style:style>
    <style:style style:name="P167" style:parent-style-name="Normál" style:family="paragraph">
      <style:text-properties fo:color="#000000"/>
    </style:style>
    <style:style style:name="P168" style:parent-style-name="Normál" style:family="paragraph">
      <style:text-properties fo:color="#000000"/>
    </style:style>
    <style:style style:name="P169" style:parent-style-name="Normál" style:family="paragraph">
      <style:text-properties fo:color="#000000"/>
    </style:style>
    <style:style style:name="P170" style:parent-style-name="Normál" style:family="paragraph">
      <style:text-properties fo:color="#000000"/>
    </style:style>
    <style:style style:name="P171" style:parent-style-name="Normál" style:family="paragraph">
      <style:text-properties fo:color="#000000"/>
    </style:style>
    <style:style style:name="P172" style:parent-style-name="Normál" style:family="paragraph">
      <style:text-properties fo:color="#000000"/>
    </style:style>
    <style:style style:name="P173" style:parent-style-name="Normál" style:family="paragraph">
      <style:text-properties fo:color="#000000"/>
    </style:style>
    <style:style style:name="P174" style:parent-style-name="Normál" style:family="paragraph">
      <style:text-properties fo:color="#000000"/>
    </style:style>
    <style:style style:name="P175" style:parent-style-name="Normál" style:family="paragraph">
      <style:text-properties fo:color="#000000"/>
    </style:style>
    <style:style style:name="P176" style:parent-style-name="Normál" style:family="paragraph">
      <style:text-properties fo:color="#000000"/>
    </style:style>
    <style:style style:name="P177" style:parent-style-name="Normál" style:family="paragraph">
      <style:text-properties fo:color="#000000"/>
    </style:style>
    <style:style style:name="P178" style:parent-style-name="Normál" style:family="paragraph">
      <style:text-properties fo:color="#000000"/>
    </style:style>
    <style:style style:name="P179" style:parent-style-name="Normál" style:family="paragraph">
      <style:text-properties fo:color="#000000"/>
    </style:style>
    <style:style style:name="P180" style:parent-style-name="Normál" style:family="paragraph">
      <style:text-properties fo:color="#000000"/>
    </style:style>
    <style:style style:name="P181" style:parent-style-name="Normál" style:family="paragraph">
      <style:text-properties fo:color="#000000"/>
    </style:style>
    <style:style style:name="P182" style:parent-style-name="Normál" style:family="paragraph">
      <style:text-properties fo:color="#000000"/>
    </style:style>
    <style:style style:name="P183" style:parent-style-name="Normál" style:family="paragraph">
      <style:text-properties fo:color="#000000"/>
    </style:style>
    <style:style style:name="P184" style:parent-style-name="Normál" style:family="paragraph">
      <style:text-properties fo:color="#000000"/>
    </style:style>
    <style:style style:name="P185" style:parent-style-name="Normál" style:family="paragraph">
      <style:text-properties fo:color="#000000"/>
    </style:style>
    <style:style style:name="P186" style:parent-style-name="Normál" style:family="paragraph">
      <style:text-properties fo:color="#000000"/>
    </style:style>
    <style:style style:name="P187" style:parent-style-name="Normál" style:family="paragraph">
      <style:text-properties fo:color="#000000"/>
    </style:style>
    <style:style style:name="P188" style:parent-style-name="Normál" style:family="paragraph">
      <style:text-properties fo:color="#000000"/>
    </style:style>
    <style:style style:name="P189" style:parent-style-name="Normál" style:family="paragraph">
      <style:text-properties fo:color="#000000"/>
    </style:style>
    <style:style style:name="P190" style:parent-style-name="Normál" style:family="paragraph">
      <style:text-properties fo:color="#000000"/>
    </style:style>
    <style:style style:name="P191" style:parent-style-name="Normál" style:family="paragraph">
      <style:text-properties fo:color="#000000"/>
    </style:style>
    <style:style style:name="P192" style:parent-style-name="Normál" style:family="paragraph">
      <style:text-properties fo:color="#000000"/>
    </style:style>
    <style:style style:name="P193" style:parent-style-name="Normál" style:family="paragraph">
      <style:text-properties fo:color="#000000"/>
    </style:style>
    <style:style style:name="P194" style:parent-style-name="Normál" style:family="paragraph">
      <style:text-properties fo:color="#000000"/>
    </style:style>
    <style:style style:name="P195" style:parent-style-name="Normál" style:family="paragraph">
      <style:text-properties fo:color="#000000"/>
    </style:style>
    <style:style style:name="P196" style:parent-style-name="Normál" style:family="paragraph">
      <style:text-properties fo:color="#000000"/>
    </style:style>
    <style:style style:name="P197" style:parent-style-name="Normál" style:family="paragraph">
      <style:text-properties fo:color="#000000"/>
    </style:style>
    <style:style style:name="P198" style:parent-style-name="Normál" style:family="paragraph">
      <style:text-properties fo:color="#000000"/>
    </style:style>
    <style:style style:name="P199" style:parent-style-name="Normál" style:family="paragraph">
      <style:text-properties fo:color="#000000"/>
    </style:style>
    <style:style style:name="P200" style:parent-style-name="Normál" style:family="paragraph">
      <style:text-properties fo:color="#000000"/>
    </style:style>
    <style:style style:name="P201" style:parent-style-name="Normál" style:family="paragraph">
      <style:text-properties fo:color="#000000"/>
    </style:style>
    <style:style style:name="P202" style:parent-style-name="Normál" style:family="paragraph">
      <style:text-properties fo:color="#000000"/>
    </style:style>
    <style:style style:name="P203" style:parent-style-name="Normál" style:family="paragraph">
      <style:text-properties fo:color="#000000"/>
    </style:style>
    <style:style style:name="P204" style:parent-style-name="Normál" style:family="paragraph">
      <style:text-properties fo:color="#000000"/>
    </style:style>
    <style:style style:name="P205" style:parent-style-name="Normál" style:family="paragraph">
      <style:text-properties fo:color="#000000"/>
    </style:style>
    <style:style style:name="P206" style:parent-style-name="Normál" style:family="paragraph">
      <style:text-properties fo:color="#000000"/>
    </style:style>
    <style:style style:name="P207" style:parent-style-name="Normál" style:family="paragraph">
      <style:text-properties fo:color="#000000"/>
    </style:style>
    <style:style style:name="P208" style:parent-style-name="Normál" style:family="paragraph">
      <style:text-properties fo:color="#000000"/>
    </style:style>
    <style:style style:name="P209" style:parent-style-name="Normál" style:family="paragraph">
      <style:paragraph-properties fo:margin-left="0.2493in">
        <style:tab-stops/>
      </style:paragraph-properties>
      <style:text-properties fo:color="#FF0000"/>
    </style:style>
  </office:automatic-styles>
  <office:body>
    <office:text text:use-soft-page-breaks="true">
      <text:p text:style-name="P1">SZUPERMODEL</text:p>
      <text:p text:style-name="Normál">&lt;!DOCTYPE html&gt;</text:p>
      <text:p text:style-name="Normál">&lt;html lang="hu"&gt;</text:p>
      <text:p text:style-name="Normál">&lt;head&gt;</text:p>
      <text:p text:style-name="Normál"><text:s text:c="4"/>&lt;meta charset="UTF-8"&gt;</text:p>
      <text:p text:style-name="Normál"><text:s text:c="4"/>&lt;meta http-equiv="X-UA-Compatible" content="IE=edge"&gt;</text:p>
      <text:p text:style-name="Normál"><text:s text:c="4"/>&lt;meta name="viewport" content="width=device-width, initial-scale=1.0"&gt;</text:p>
      <text:p text:style-name="Normál"><text:s text:c="4"/>&lt;title&gt;Document&lt;/title&gt;</text:p>
      <text:p text:style-name="Normál"><text:s text:c="4"/>&lt;link rel="stylesheet" href="./css/style4.css" type="text/css"&gt;</text:p>
      <text:p text:style-name="Normál">&lt;/head&gt;</text:p>
      <text:p text:style-name="Normál">&lt;body&gt;</text:p>
      <text:p text:style-name="Normál"><text:s text:c="4"/>&lt;div class="container"&gt;</text:p>
      <text:p text:style-name="Normál"><text:s text:c="8"/>&lt;div class="header"&gt;</text:p>
      <text:p text:style-name="Normál"><text:s text:c="12"/>&lt;h1&gt;SZUPERMODEL&lt;/h1&gt;</text:p>
      <text:p text:style-name="Normál"><text:s text:c="8"/>&lt;/div&gt;</text:p>
      <text:p text:style-name="Normál"><text:s text:c="8"/>&lt;div class="tartalom"&gt;</text:p>
      <text:p text:style-name="Normál"><text:s text:c="12"/>&lt;div class="navigation"&gt;</text:p>
      <text:p text:style-name="Normál"><text:s text:c="16"/>&lt;ul&gt;</text:p>
      <text:p text:style-name="Normál"><text:s text:c="20"/>&lt;li&gt;&lt;a href="#"&gt;Menűpont1&lt;/a&gt;&lt;/li&gt;</text:p>
      <text:p text:style-name="Normál"><text:s text:c="20"/>&lt;li&gt;&lt;a href="#"&gt;Menűpont2&lt;/a&gt;&lt;/li&gt;</text:p>
      <text:p text:style-name="Normál"><text:s text:c="20"/>&lt;li&gt;&lt;a href="#"&gt;Menűpont3&lt;/a&gt;&lt;/li&gt;</text:p>
      <text:p text:style-name="Normál"><text:s text:c="20"/>&lt;li&gt;&lt;a href="#"&gt;Menűpont4&lt;/a&gt;&lt;/li&gt;</text:p>
      <text:p text:style-name="Normál"><text:s text:c="20"/>&lt;li&gt;&lt;a href="#"&gt;Menűpont5&lt;/a&gt;&lt;/li&gt;</text:p>
      <text:p text:style-name="Normál"><text:s text:c="20"/>&lt;li&gt;&lt;a href="#"&gt;Menűpont6&lt;/a&gt;&lt;/li&gt;</text:p>
      <text:p text:style-name="Normál"><text:s text:c="20"/>&lt;li&gt;&lt;a href="#"&gt;Menűpont7&lt;/a&gt;&lt;/li&gt;</text:p>
      <text:p text:style-name="Normál"><text:s text:c="20"/>&lt;li&gt;&lt;a href="#"&gt;Menűpont8&lt;/a&gt;&lt;/li&gt;</text:p>
      <text:p text:style-name="Normál"><text:s text:c="16"/>&lt;/ul&gt;</text:p>
      <text:p text:style-name="Normál"><text:s text:c="12"/>&lt;/div&gt;</text:p>
      <text:p text:style-name="Normál"><text:s text:c="12"/>&lt;div class="content"&gt;</text:p>
      <text:p text:style-name="Normál"><text:s text:c="16"/>&lt;div class="hasab"&gt;</text:p>
      <text:p text:style-name="Normál"><text:s text:c="20"/>&lt;img class="kép1" src="./img/kiskep1.jpg" alt="lány egyik"&gt;</text:p>
      <text:soft-page-break/>
      <text:p text:style-name="Normál"><text:s text:c="20"/>&lt;img class="kep2" src="./img/kiskep2.jpg" alt="lány másik"&gt;</text:p>
      <text:p text:style-name="Normál"><text:s text:c="16"/>&lt;/div&gt;</text:p>
      <text:p text:style-name="Normál"><text:s text:c="16"/>&lt;div class="hasab"&gt;</text:p>
      <text:p text:style-name="Normál"><text:s text:c="17"/></text:p>
      <text:p text:style-name="Normál"><text:s text:c="20"/>&lt;p&gt;Lorem ipsum dolor sit amet, consectetur adipisicing elit. Cum optio corporis ut consequatur suscipit aliquam. Recusandae dicta obcaecati natus, reprehenderit a eum asperiores quasi iste pariatur. Quo vel pariatur nisi at assumenda. Voluptatem, culpa nisi. Quas enim reiciendis minus! Dicta maxime nostrum quidem. Voluptas id laudantium corrupti eaque qui? Minus a labore numquam inventore consectetur soluta laborum suscipit placeat, nihil rem eligendi non, fuga temporibus quam veritatis odit fugit aperiam cupiditate voluptates cumque perferendis quis. Nobis illum quaerat, numquam vel hic ducimus quos excepturi beatae rem labore non repudiandae nemo illo placeat architecto soluta? Odit dolorem laborum id repellendus saepe?</text:p>
      <text:p text:style-name="Normál"><text:s text:c="20"/>&lt;/p&gt;</text:p>
      <text:p text:style-name="Normál"><text:s text:c="20"/>&lt;p&gt;Lorem ipsum dolor sit amet, consectetur adipisicing elit. Cum optio corporis ut consequatur suscipit aliquam. Recusandae dicta obcaecati natus, reprehenderit a eum asperiores quasi iste pariatur. Quo vel pariatur nisi at assumenda. Voluptatem, culpa nisi. Quas enim reiciendis minus! Dicta maxime nostrum quidem. Voluptas id laudantium corrupti eaque qui? Minus a labore numquam inventore consectetur soluta laborum suscipit placeat, nihil rem eligendi non, fuga temporibus quam veritatis odit fugit aperiam cupiditate voluptates cumque perferendis quis. Nobis illum quaerat, numquam vel hic ducimus quos excepturi beatae rem labore non repudiandae nemo illo placeat architecto soluta? Odit dolorem laborum id repellendus saepe?</text:p>
      <text:p text:style-name="Normál"><text:s text:c="20"/>&lt;/p&gt;</text:p>
      <text:p text:style-name="Normál"><text:s text:c="16"/>&lt;/div&gt;</text:p>
      <text:p text:style-name="Normál"><text:s text:c="12"/>&lt;/div&gt;</text:p>
      <text:p text:style-name="Normál"><text:s text:c="8"/>&lt;/div&gt;</text:p>
      <text:p text:style-name="Normál"><text:s text:c="8"/>&lt;div class="footer"&gt;</text:p>
      <text:p text:style-name="Normál"><text:s text:c="12"/>&lt;p&gt;Copyright KulKer Informatikai Bt. - 2021&lt;/p&gt;</text:p>
      <text:p text:style-name="Normál"><text:s text:c="8"/>&lt;/div&gt;</text:p>
      <text:p text:style-name="Normál"><text:s text:c="4"/>&lt;/div&gt;</text:p>
      <text:p text:style-name="Normál"><text:s text:c="4"/></text:p>
      <text:p text:style-name="Normál">&lt;/body&gt;</text:p>
      <text:p text:style-name="Normál">&lt;/html&gt;</text:p>
      <text:p text:style-name="Normál"/>
      <text:p text:style-name="Normál"><text:span text:style-name="T2">style1.css</text:span></text:p>
      <text:p text:style-name="P3">*{</text:p>
      <text:p text:style-name="P4"><text:s text:c="4"/>box-sizing: border-box;</text:p>
      <text:soft-page-break/>
      <text:p text:style-name="P5"><text:s text:c="4"/>margin:0;</text:p>
      <text:p text:style-name="P6"><text:s text:c="4"/>padding: 0;</text:p>
      <text:p text:style-name="P7">}</text:p>
      <text:p text:style-name="P8">html{</text:p>
      <text:p text:style-name="P9"><text:s text:c="4"/>font-size: 12px;</text:p>
      <text:p text:style-name="P10">}</text:p>
      <text:p text:style-name="P11">body{</text:p>
      <text:p text:style-name="P12"><text:s text:c="4"/>font-family: Verdana, Geneva, Tahoma, sans-serif;</text:p>
      <text:p text:style-name="P13"><text:s text:c="4"/>background: rgba(185, 179, 97);</text:p>
      <text:p text:style-name="P14">}</text:p>
      <text:p text:style-name="P15">.container{</text:p>
      <text:p text:style-name="P16"><text:s text:c="4"/>max-width: 900px;</text:p>
      <text:p text:style-name="P17"><text:s text:c="4"/>margin:0 auto;</text:p>
      <text:p text:style-name="P18">}</text:p>
      <text:p text:style-name="P19">.header{</text:p>
      <text:p text:style-name="P20"><text:s text:c="4"/>height: 200px;</text:p>
      <text:p text:style-name="P21"><text:s text:c="4"/>background: url('../img/logo.jpg');</text:p>
      <text:p text:style-name="P22"><text:s text:c="4"/>color:white;</text:p>
      <text:p text:style-name="P23"><text:s text:c="4"/>font-size: 2rem;</text:p>
      <text:p text:style-name="P24"><text:s text:c="4"/>padding: 10px 0 0 210px;</text:p>
      <text:p text:style-name="P25">}</text:p>
      <text:p text:style-name="P26">.navigation{</text:p>
      <text:p text:style-name="P27"><text:s text:c="4"/>background-color: rgb(201, 85, 56)</text:p>
      <text:p text:style-name="P28">}</text:p>
      <text:p text:style-name="P29">.navigation ul{</text:p>
      <text:p text:style-name="P30"><text:s text:c="4"/>list-style-type: none;</text:p>
      <text:p text:style-name="P31">}</text:p>
      <text:p text:style-name="P32">.navigation ul::after, .hasab::after{</text:p>
      <text:p text:style-name="P33"><text:s text:c="4"/>content:"";</text:p>
      <text:p text:style-name="P34"><text:s text:c="4"/>clear:both;</text:p>
      <text:p text:style-name="P35"><text:s text:c="4"/>display:table;</text:p>
      <text:soft-page-break/>
      <text:p text:style-name="P36">}</text:p>
      <text:p text:style-name="P37">.navigation ul li{</text:p>
      <text:p text:style-name="P38"><text:s text:c="4"/>width:12%;</text:p>
      <text:p text:style-name="P39"><text:s text:c="4"/>float:left;</text:p>
      <text:p text:style-name="P40"><text:s text:c="4"/>text-align: center;</text:p>
      <text:p text:style-name="P41">}</text:p>
      <text:p text:style-name="P42">.navigation ul li a{</text:p>
      <text:p text:style-name="P43"><text:s text:c="4"/>color:white;</text:p>
      <text:p text:style-name="P44"><text:s text:c="4"/>text-decoration: none;</text:p>
      <text:p text:style-name="P45"><text:s text:c="4"/>padding:15px;</text:p>
      <text:p text:style-name="P46"><text:s text:c="4"/>display:block;</text:p>
      <text:p text:style-name="P47"><text:s text:c="4"/>text-transform: uppercase;</text:p>
      <text:p text:style-name="P48">}</text:p>
      <text:p text:style-name="P49">.navigation ul li a:hover{</text:p>
      <text:p text:style-name="P50"><text:s text:c="4"/>background-color: #976a45;</text:p>
      <text:p text:style-name="P51"><text:s text:c="4"/>text-decoration: underline;</text:p>
      <text:p text:style-name="P52">}</text:p>
      <text:p text:style-name="P53">.content{</text:p>
      <text:p text:style-name="P54"><text:s text:c="4"/>background: rgb(248, 246, 246);</text:p>
      <text:p text:style-name="P55">}</text:p>
      <text:p text:style-name="P56">}</text:p>
      <text:p text:style-name="P57">.content .hasab img{</text:p>
      <text:p text:style-name="P58"><text:s text:c="4"/>max-width: 50%;</text:p>
      <text:p text:style-name="P59">}</text:p>
      <text:p text:style-name="P60">.content .hasab p{</text:p>
      <text:p text:style-name="P61"><text:s text:c="4"/>float:left;</text:p>
      <text:p text:style-name="P62"><text:s text:c="4"/>max-width:50%;</text:p>
      <text:p text:style-name="P63"><text:s text:c="4"/>font-size:.8rem;</text:p>
      <text:p text:style-name="P64"><text:s text:c="4"/>padding:20px;</text:p>
      <text:p text:style-name="P65"><text:s text:c="4"/>line-height: 1.8;</text:p>
      <text:p text:style-name="P66"><text:s text:c="4"/>text-align: justify;</text:p>
      <text:soft-page-break/>
      <text:p text:style-name="P67">}</text:p>
      <text:p text:style-name="P68">.content .hasab p{</text:p>
      <text:p text:style-name="P69"><text:s text:c="4"/>float:right;</text:p>
      <text:p text:style-name="P70"><text:s text:c="4"/>max-width:50%;</text:p>
      <text:p text:style-name="P71"><text:s text:c="4"/>font-size:.8rem;</text:p>
      <text:p text:style-name="P72"><text:s text:c="4"/>padding:20px;</text:p>
      <text:p text:style-name="P73"><text:s text:c="4"/>line-height: 1.8;</text:p>
      <text:p text:style-name="P74"><text:s text:c="4"/>text-align: justify;</text:p>
      <text:p text:style-name="P75">}</text:p>
      <text:p text:style-name="P76">.content .hasab p{</text:p>
      <text:p text:style-name="P77"><text:s text:c="4"/>float:left;</text:p>
      <text:p text:style-name="P78"><text:s text:c="4"/>max-width:50%;</text:p>
      <text:p text:style-name="P79"><text:s text:c="4"/>font-size:.8rem;</text:p>
      <text:p text:style-name="P80"><text:s text:c="4"/>padding:20px;</text:p>
      <text:p text:style-name="P81"><text:s text:c="4"/>line-height: 1.8;</text:p>
      <text:p text:style-name="P82"><text:s text:c="4"/>text-align: justify;</text:p>
      <text:p text:style-name="P83">} <text:s text:c="3"/></text:p>
      <text:p text:style-name="P84"/>
      <text:p text:style-name="P85">.kep1{</text:p>
      <text:p text:style-name="P86"><text:s text:c="4"/>float:left;</text:p>
      <text:p text:style-name="P87">}</text:p>
      <text:p text:style-name="P88">.kep2{</text:p>
      <text:p text:style-name="P89"><text:s text:c="4"/>float:right;</text:p>
      <text:p text:style-name="P90">}</text:p>
      <text:p text:style-name="P91">.footer{</text:p>
      <text:p text:style-name="P92"><text:s text:c="4"/>background: rgb(216, 191, 108);</text:p>
      <text:p text:style-name="P93"><text:s text:c="4"/>height: 50px;</text:p>
      <text:p text:style-name="P94"><text:s text:c="4"/>font-size: .8rem;</text:p>
      <text:p text:style-name="P95"><text:s text:c="4"/>padding-top: 10px;</text:p>
      <text:p text:style-name="P96"><text:s text:c="4"/>text-align: center;</text:p>
      <text:p text:style-name="P97"><text:s text:c="4"/>color:rgb(98, 97, 97)</text:p>
      <text:soft-page-break/>
      <text:p text:style-name="P98">}</text:p>
      <text:p text:style-name="P99"/>
      <text:p text:style-name="P100"/>
      <text:p text:style-name="Normál"/>
      <text:p text:style-name="Normál"><text:span text:style-name="T101">style</text:span><text:span text:style-name="T102">4</text:span><text:span text:style-name="T103">.css</text:span></text:p>
      <text:p text:style-name="P104">{</text:p>
      <text:p text:style-name="P105"><text:s text:c="4"/>box-sizing: border-box;</text:p>
      <text:p text:style-name="P106"><text:s text:c="4"/>margin:0;</text:p>
      <text:p text:style-name="P107"><text:s text:c="4"/>padding: 0;</text:p>
      <text:p text:style-name="P108">}</text:p>
      <text:p text:style-name="P109">html{</text:p>
      <text:p text:style-name="P110"><text:s text:c="4"/>font-size: 16px;</text:p>
      <text:p text:style-name="P111">}</text:p>
      <text:p text:style-name="P112">body{</text:p>
      <text:p text:style-name="P113"><text:s text:c="4"/>font-family: Verdana, Geneva, Tahoma, sans-serif;</text:p>
      <text:p text:style-name="P114"><text:s text:c="4"/>background: rgba(185, 179, 97);</text:p>
      <text:p text:style-name="P115">}</text:p>
      <text:p text:style-name="P116">.container{</text:p>
      <text:p text:style-name="P117"><text:s text:c="4"/>max-width: 900px;</text:p>
      <text:p text:style-name="P118"><text:s text:c="4"/>margin:0 auto;</text:p>
      <text:p text:style-name="P119">}</text:p>
      <text:p text:style-name="P120">.header{</text:p>
      <text:p text:style-name="P121"><text:s text:c="4"/>height: 200px;</text:p>
      <text:p text:style-name="P122"><text:s text:c="4"/>background: url('../img/logo.jpg');</text:p>
      <text:p text:style-name="P123"><text:s text:c="4"/>color:white;</text:p>
      <text:p text:style-name="P124"><text:s text:c="4"/>font-size: 2rem;</text:p>
      <text:p text:style-name="P125"><text:s text:c="4"/>padding: 10px 0 0 210px;</text:p>
      <text:p text:style-name="P126">}</text:p>
      <text:p text:style-name="P127">.tartalom{</text:p>
      <text:p text:style-name="P128"><text:s text:c="4"/>background-color: rgb(216, 191, 108);;</text:p>
      <text:p text:style-name="P129">}</text:p>
      <text:soft-page-break/>
      <text:p text:style-name="P130">.navigation{</text:p>
      <text:p text:style-name="P131"><text:s text:c="4"/>background-color: rgb(201, 85, 56)</text:p>
      <text:p text:style-name="P132"><text:s text:c="4"/>width:20%;</text:p>
      <text:p text:style-name="P133"><text:s text:c="4"/>float:left;</text:p>
      <text:p text:style-name="P134"/>
      <text:p text:style-name="P135">}</text:p>
      <text:p text:style-name="P136">.navigation ul{</text:p>
      <text:p text:style-name="P137"><text:s text:c="4"/>list-style-type: none;</text:p>
      <text:p text:style-name="P138">}</text:p>
      <text:p text:style-name="P139">.navigation ul::after, .hasab::after, .tartalom::after{</text:p>
      <text:p text:style-name="P140"><text:s text:c="4"/>content:"";</text:p>
      <text:p text:style-name="P141"><text:s text:c="4"/>clear:both;</text:p>
      <text:p text:style-name="P142"><text:s text:c="4"/>display:table;</text:p>
      <text:p text:style-name="P143">}</text:p>
      <text:p text:style-name="P144">.navigation ul li{</text:p>
      <text:p text:style-name="P145"><text:s text:c="3"/>text-align: center;</text:p>
      <text:p text:style-name="P146"><text:s text:c="3"/>border-bottom: 1px dotted black;</text:p>
      <text:p text:style-name="P147">}</text:p>
      <text:p text:style-name="P148">.navigation ul li a{</text:p>
      <text:p text:style-name="P149"><text:s text:c="4"/>color:white;</text:p>
      <text:p text:style-name="P150"><text:s text:c="4"/>text-decoration: none;</text:p>
      <text:p text:style-name="P151"><text:s text:c="4"/>padding:20px;</text:p>
      <text:p text:style-name="P152"><text:s text:c="4"/>display:block;</text:p>
      <text:p text:style-name="P153"><text:s text:c="4"/>text-transform: uppercase;</text:p>
      <text:p text:style-name="P154">}</text:p>
      <text:p text:style-name="P155">.navigation ul li a:hover{</text:p>
      <text:p text:style-name="P156"><text:s text:c="4"/>background-color: rgb(216, 191, 108);</text:p>
      <text:p text:style-name="P157"><text:s text:c="4"/>text-decoration: underline;</text:p>
      <text:p text:style-name="P158">}</text:p>
      <text:p text:style-name="P159">.content{</text:p>
      <text:p text:style-name="P160"><text:s text:c="4"/>background: #ddd;</text:p>
      <text:soft-page-break/>
      <text:p text:style-name="P161"><text:s text:c="4"/>width:80%;</text:p>
      <text:p text:style-name="P162"><text:s text:c="4"/>float:left;</text:p>
      <text:p text:style-name="P163">}</text:p>
      <text:p text:style-name="P164"/>
      <text:p text:style-name="P165">.content .hasab{</text:p>
      <text:p text:style-name="P166"><text:s text:c="4"/>border-bottom: 1px dotted black;</text:p>
      <text:p text:style-name="P167">}</text:p>
      <text:p text:style-name="P168">.content .hasab:last-child{</text:p>
      <text:p text:style-name="P169"><text:s text:c="4"/>border-bottom: none;</text:p>
      <text:p text:style-name="P170">}</text:p>
      <text:p text:style-name="P171"/>
      <text:p text:style-name="P172">.content .hasab img{</text:p>
      <text:p text:style-name="P173"><text:s text:c="4"/>max-width: 50%;</text:p>
      <text:p text:style-name="P174">}</text:p>
      <text:p text:style-name="P175">.content .hasab p{</text:p>
      <text:p text:style-name="P176"><text:s text:c="4"/>float:left;</text:p>
      <text:p text:style-name="P177"><text:s text:c="4"/>max-width:50%;</text:p>
      <text:p text:style-name="P178"><text:s text:c="4"/>font-size:.8rem;</text:p>
      <text:p text:style-name="P179"><text:s text:c="4"/>padding:10px;</text:p>
      <text:p text:style-name="P180"><text:s text:c="4"/>line-height: 1.3;</text:p>
      <text:p text:style-name="P181"><text:s text:c="4"/>text-align: justify;</text:p>
      <text:p text:style-name="P182">}</text:p>
      <text:p text:style-name="P183">.content .hasab p{</text:p>
      <text:p text:style-name="P184"><text:s text:c="4"/>float:right;</text:p>
      <text:p text:style-name="P185"><text:s text:c="4"/>max-width:50%;</text:p>
      <text:p text:style-name="P186"><text:s text:c="4"/>font-size:.8rem;</text:p>
      <text:p text:style-name="P187"><text:s text:c="4"/>padding:20px;</text:p>
      <text:p text:style-name="P188"><text:s text:c="4"/>line-height: 1.8;</text:p>
      <text:p text:style-name="P189"><text:s text:c="4"/>text-align: justify;</text:p>
      <text:p text:style-name="P190">}</text:p>
      <text:p text:style-name="P191"/>
      <text:soft-page-break/>
      <text:p text:style-name="P192">.content .hasab p:last-child{</text:p>
      <text:p text:style-name="P193"><text:s text:c="4"/>padding-top: 0;</text:p>
      <text:p text:style-name="P194">}</text:p>
      <text:p text:style-name="P195">.kep1{</text:p>
      <text:p text:style-name="P196"><text:s text:c="4"/>float:left;</text:p>
      <text:p text:style-name="P197">}</text:p>
      <text:p text:style-name="P198">.kep2{</text:p>
      <text:p text:style-name="P199"><text:s text:c="4"/>float:right;</text:p>
      <text:p text:style-name="P200">}</text:p>
      <text:p text:style-name="P201">.footer{</text:p>
      <text:p text:style-name="P202"><text:s text:c="4"/>background: rgb(216, 191, 108);</text:p>
      <text:p text:style-name="P203"><text:s text:c="4"/>height: 50px;</text:p>
      <text:p text:style-name="P204"><text:s text:c="4"/>font-size: .8rem;</text:p>
      <text:p text:style-name="P205"><text:s text:c="4"/>padding-top: 10px;</text:p>
      <text:p text:style-name="P206"><text:s text:c="4"/>text-align: center;</text:p>
      <text:p text:style-name="P207"><text:s text:c="4"/>color:rgb(98, 97, 97)</text:p>
      <text:p text:style-name="P208">}</text:p>
      <text:p text:style-name="P20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hu" fo:country="HU" style:language-asian="en" style:country-asian="US" style:language-complex="ar" style:country-complex="SA" style:text-combine="none" fo:hyphenate="true"/>
    </style:default-style>
    <style:style style:name="Normál" style:display-name="Normál" style:family="paragraph">
      <style:text-properties fo:hyphenate="false"/>
    </style:style>
    <style:style style:name="Bekezdésalapbetűtípusa" style:display-name="Bekezdés alapbetűtípusa" style:family="text"/>
    <style:style style:name="Listaszerűbekezdés" style:display-name="Listaszerű bekezdés" style:family="paragraph" style:parent-style-name="Normá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judmila Talian</meta:initial-creator>
    <dc:creator>Ljudmila Talian</dc:creator>
    <meta:creation-date>2022-01-24T23:48:00Z</meta:creation-date>
    <dc:date>2022-01-24T23:53:00Z</dc:date>
    <meta:template xlink:href="Normal.dotm" xlink:type="simple"/>
    <meta:editing-cycles>1</meta:editing-cycles>
    <meta:editing-duration>PT300S</meta:editing-duration>
    <meta:document-statistic meta:page-count="9" meta:paragraph-count="12" meta:word-count="817" meta:character-count="6443" meta:row-count="46" meta:non-whitespace-character-count="5638"/>
  </office:meta>
</office:document-meta>
</file>